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098cm" fo:min-width="4.848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textarea-horizontal-align="justify" draw:textarea-vertical-align="middle" draw:auto-grow-height="false" fo:min-height="0.875cm" fo:min-width="3.901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8" style:family="paragraph">
      <loext:graphic-properties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2" draw:id="id2" draw:layer="layout" svg:width="5.6cm" svg:height="2.6cm" svg:x="13.964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cm" svg:height="1.199cm" svg:x="14.964cm" svg:y="11.601cm">
          <draw:text-box>
            <text:p text:style-name="P2"><text:span text:style-name="T1">Live </text:span></text:p>
            <text:p text:style-name="P2"><text:span text:style-name="T1">Order Manager</text:span></text:p>
          </draw:text-box>
        </draw:frame>
        <draw:custom-shape draw:style-name="gr3" draw:text-style-name="P1" xml:id="id4" draw:id="id4" draw:layer="layout" svg:width="4.4cm" svg:height="1.8cm" svg:x="18.164cm" svg:y="2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3.6cm" svg:height="0.725cm" svg:x="19.164cm" svg:y="3.475cm">
          <draw:text-box>
            <text:p text:style-name="P2"><text:span text:style-name="T1">Exchange</text:span></text:p>
          </draw:text-box>
        </draw:frame>
        <draw:custom-shape draw:style-name="gr1" draw:text-style-name="P1" xml:id="id1" draw:id="id1" draw:layer="layout" svg:width="5.6cm" svg:height="2.6cm" svg:x="17.564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cm" svg:height="0.725cm" svg:x="18.764cm" svg:y="7.275cm">
          <draw:text-box>
            <text:p text:style-name="P2"><text:span text:style-name="T1">Strategy</text:span></text:p>
          </draw:text-box>
        </draw:frame>
        <draw:custom-shape draw:style-name="gr1" draw:text-style-name="P1" xml:id="id3" draw:id="id3" draw:layer="layout" svg:width="5.6cm" svg:height="2.6cm" svg:x="21.364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cm" svg:height="1.199cm" svg:x="21.764cm" svg:y="11.601cm">
          <draw:text-box>
            <text:p text:style-name="P2"><text:span text:style-name="T1">Simulation </text:span></text:p>
            <text:p text:style-name="P2"><text:span text:style-name="T1">Order Manager</text:span></text:p>
          </draw:text-box>
        </draw:frame>
        <draw:connector draw:style-name="gr4" draw:text-style-name="P4" draw:layer="layout" svg:x1="20.364cm" svg:y1="9cm" svg:x2="19.564cm" svg:y2="12.3cm" draw:start-shape="id1" draw:start-glue-point="2" draw:end-shape="id2" draw:end-glue-point="1" svg:d="M20364 9000v3300h-800" svg:viewBox="0 0 801 3301">
          <text:p/>
        </draw:connector>
        <draw:connector draw:style-name="gr4" draw:text-style-name="P4" draw:layer="layout" svg:x1="20.364cm" svg:y1="9cm" svg:x2="21.364cm" svg:y2="12.3cm" draw:start-shape="id1" draw:start-glue-point="2" draw:end-shape="id3" draw:end-glue-point="3" svg:d="M20364 9000v3300h1000" svg:viewBox="0 0 1001 3301">
          <text:p/>
        </draw:connector>
        <draw:frame draw:style-name="gr2" draw:text-style-name="P5" draw:layer="layout" svg:width="2.6cm" svg:height="0.725cm" svg:x="20.364cm" svg:y="9.4cm">
          <draw:text-box>
            <text:p><text:span text:style-name="T1">Orders</text:span></text:p>
          </draw:text-box>
        </draw:frame>
        <draw:connector draw:style-name="gr4" draw:text-style-name="P4" draw:layer="layout" svg:x1="20.364cm" svg:y1="4.6cm" svg:x2="20.364cm" svg:y2="6.4cm" draw:start-shape="id4" draw:start-glue-point="7" draw:end-shape="id1" draw:end-glue-point="0" svg:d="M20364 4600v1800" svg:viewBox="0 0 1 1801">
          <text:p/>
        </draw:connector>
        <draw:connector draw:style-name="gr4" draw:text-style-name="P4" draw:layer="layout" draw:line-skew="-2.401cm" svg:x1="20.364cm" svg:y1="4.6cm" svg:x2="26.964cm" svg:y2="12.3cm" draw:start-shape="id4" draw:start-glue-point="7" draw:end-shape="id3" draw:end-glue-point="1" svg:d="M20364 4600v800h7102v6900h-502" svg:viewBox="0 0 7103 7701">
          <text:p/>
        </draw:connector>
        <draw:frame draw:style-name="gr5" draw:text-style-name="P3" draw:layer="layout" svg:width="6.2cm" svg:height="0.725cm" svg:x="21.164cm" svg:y="4.675cm">
          <draw:text-box>
            <text:p text:style-name="P2"><text:span text:style-name="T1">Market Data (books, trades)</text:span></text:p>
          </draw:text-box>
        </draw:frame>
        <draw:connector draw:style-name="gr4" draw:text-style-name="P4" draw:layer="layout" svg:x1="24.164cm" svg:y1="11cm" svg:x2="23.164cm" svg:y2="7.7cm" draw:start-shape="id3" draw:start-glue-point="0" draw:end-shape="id1" draw:end-glue-point="1" svg:d="M24164 11000v-3300h-1000" svg:viewBox="0 0 1001 3301">
          <text:p/>
        </draw:connector>
        <draw:connector draw:style-name="gr4" draw:text-style-name="P4" draw:layer="layout" svg:x1="16.764cm" svg:y1="11cm" svg:x2="17.564cm" svg:y2="7.7cm" draw:start-shape="id2" draw:start-glue-point="0" draw:end-shape="id1" draw:end-glue-point="3" svg:d="M16764 11000v-3300h800" svg:viewBox="0 0 801 3301">
          <text:p/>
        </draw:connector>
        <draw:frame draw:style-name="gr2" draw:text-style-name="P3" draw:layer="layout" svg:width="2.4cm" svg:height="0.725cm" svg:x="14.364cm" svg:y="9cm">
          <draw:text-box>
            <text:p text:style-name="P2"><text:span text:style-name="T1">Live Fills</text:span></text:p>
          </draw:text-box>
        </draw:frame>
        <draw:connector draw:style-name="gr4" draw:text-style-name="P4" draw:layer="layout" svg:x1="16.764cm" svg:y1="13.6cm" svg:x2="18.164cm" svg:y2="3.7cm" draw:start-shape="id2" draw:start-glue-point="2" draw:end-shape="id4" draw:end-glue-point="6" svg:d="M16764 13600v502h-3301v-10402h4701" svg:viewBox="0 0 4702 10403">
          <text:p/>
        </draw:connector>
        <draw:connector draw:style-name="gr4" draw:text-style-name="P4" draw:layer="layout" svg:x1="18.164cm" svg:y1="3.7cm" svg:x2="16.764cm" svg:y2="13.6cm" draw:start-shape="id4" draw:start-glue-point="6" draw:end-shape="id2" draw:end-glue-point="2" svg:d="M18164 3700h-4701v10402h3301v-502" svg:viewBox="0 0 4702 10403">
          <text:p/>
        </draw:connector>
        <draw:frame draw:style-name="gr6" draw:text-style-name="P3" draw:layer="layout" svg:width="2.8cm" svg:height="1.199cm" svg:x="24.364cm" svg:y="9cm">
          <draw:text-box>
            <text:p text:style-name="P2"><text:span text:style-name="T1">Paper Fills</text:span></text:p>
          </draw:text-box>
        </draw:frame>
        <draw:frame draw:style-name="gr2" draw:text-style-name="P7" draw:layer="layout" svg:width="6.6cm" svg:height="0.962cm" svg:x="18.564cm" svg:y="1.038cm">
          <draw:text-box>
            <text:p text:style-name="P6"><text:span text:style-name="T2">Live Trading</text:span></text:p>
          </draw:text-box>
        </draw:frame>
        <draw:custom-shape draw:style-name="gr3" draw:text-style-name="P1" xml:id="id7" draw:id="id7" draw:layer="layout" svg:width="4.4cm" svg:height="1.8cm" svg:x="1.8cm" svg:y="2.801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3.6cm" svg:height="0.725cm" svg:x="3cm" svg:y="3.476cm">
          <draw:text-box>
            <text:p text:style-name="P2"><text:span text:style-name="T1">Database</text:span></text:p>
          </draw:text-box>
        </draw:frame>
        <draw:custom-shape draw:style-name="gr1" draw:text-style-name="P1" xml:id="id5" draw:id="id5" draw:layer="layout" svg:width="5.6cm" svg:height="2.6cm" svg:x="1.2cm" svg:y="6.4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cm" svg:height="0.725cm" svg:x="2.4cm" svg:y="7.276cm">
          <draw:text-box>
            <text:p text:style-name="P2"><text:span text:style-name="T1">Strategy</text:span></text:p>
          </draw:text-box>
        </draw:frame>
        <draw:custom-shape draw:style-name="gr1" draw:text-style-name="P1" xml:id="id6" draw:id="id6" draw:layer="layout" svg:width="5.6cm" svg:height="2.6cm" svg:x="5cm" svg:y="11.0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cm" svg:height="1.199cm" svg:x="5.4cm" svg:y="11.602cm">
          <draw:text-box>
            <text:p text:style-name="P2"><text:span text:style-name="T1">Simulation </text:span></text:p>
            <text:p text:style-name="P2"><text:span text:style-name="T1">Order Manager</text:span></text:p>
          </draw:text-box>
        </draw:frame>
        <draw:connector draw:style-name="gr4" draw:text-style-name="P4" draw:layer="layout" svg:x1="4cm" svg:y1="9.001cm" svg:x2="5cm" svg:y2="12.301cm" draw:start-shape="id5" draw:start-glue-point="2" draw:end-shape="id6" draw:end-glue-point="3" svg:d="M4000 9001v3300h1000" svg:viewBox="0 0 1001 3301">
          <text:p/>
        </draw:connector>
        <draw:frame draw:style-name="gr2" draw:text-style-name="P5" draw:layer="layout" svg:width="2.6cm" svg:height="0.725cm" svg:x="4cm" svg:y="9.401cm">
          <draw:text-box>
            <text:p><text:span text:style-name="T1">Orders</text:span></text:p>
          </draw:text-box>
        </draw:frame>
        <draw:connector draw:style-name="gr4" draw:text-style-name="P4" draw:layer="layout" svg:x1="4cm" svg:y1="4.601cm" svg:x2="4cm" svg:y2="6.401cm" draw:start-shape="id7" draw:start-glue-point="7" draw:end-shape="id5" svg:d="M4000 4601v1800" svg:viewBox="0 0 1 1801">
          <text:p/>
        </draw:connector>
        <draw:connector draw:style-name="gr4" draw:text-style-name="P4" draw:layer="layout" draw:line-skew="-2.401cm" svg:x1="4cm" svg:y1="4.601cm" svg:x2="10.6cm" svg:y2="12.301cm" draw:start-shape="id7" draw:start-glue-point="7" draw:end-shape="id6" draw:end-glue-point="1" svg:d="M4000 4601v800h7102v6900h-502" svg:viewBox="0 0 7103 7701">
          <text:p/>
        </draw:connector>
        <draw:frame draw:style-name="gr5" draw:text-style-name="P3" draw:layer="layout" svg:width="6.2cm" svg:height="0.725cm" svg:x="4.8cm" svg:y="4.676cm">
          <draw:text-box>
            <text:p text:style-name="P2"><text:span text:style-name="T1">Market Data (books, trades)</text:span></text:p>
          </draw:text-box>
        </draw:frame>
        <draw:connector draw:style-name="gr4" draw:text-style-name="P4" draw:layer="layout" svg:x1="7.8cm" svg:y1="11.001cm" svg:x2="6.8cm" svg:y2="7.701cm" draw:start-shape="id6" draw:start-glue-point="0" draw:end-shape="id5" draw:end-glue-point="1" svg:d="M7800 11001v-3300h-1000" svg:viewBox="0 0 1001 3301">
          <text:p/>
        </draw:connector>
        <draw:frame draw:style-name="gr6" draw:text-style-name="P3" draw:layer="layout" svg:width="2.8cm" svg:height="1.199cm" svg:x="8cm" svg:y="9.001cm">
          <draw:text-box>
            <text:p text:style-name="P2"><text:span text:style-name="T1">Paper Fills</text:span></text:p>
          </draw:text-box>
        </draw:frame>
        <draw:frame draw:style-name="gr2" draw:text-style-name="P7" draw:layer="layout" svg:width="6.6cm" svg:height="0.962cm" svg:x="4.2cm" svg:y="1.001cm">
          <draw:text-box>
            <text:p text:style-name="P6"><text:span text:style-name="T2">Simulation Trad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3" draw:text-style-name="P1" xml:id="id10" draw:id="id10" draw:layer="layout" svg:width="4.4cm" svg:height="1.8cm" svg:x="9.8cm" svg:y="2.8cm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2" draw:text-style-name="P3" draw:layer="layout" svg:width="3.6cm" svg:height="0.725cm" svg:x="11cm" svg:y="3.475cm">
          <draw:text-box>
            <text:p text:style-name="P2"><text:span text:style-name="T1">Database</text:span></text:p>
          </draw:text-box>
        </draw:frame>
        <draw:custom-shape draw:style-name="gr1" draw:text-style-name="P1" xml:id="id8" draw:id="id8" draw:layer="layout" svg:width="5.6cm" svg:height="2.6cm" svg:x="9.2cm" svg:y="6.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cm" svg:height="0.725cm" svg:x="10.4cm" svg:y="7.275cm">
          <draw:text-box>
            <text:p text:style-name="P2"><text:span text:style-name="T1">Strategy</text:span></text:p>
          </draw:text-box>
        </draw:frame>
        <draw:custom-shape draw:style-name="gr1" draw:text-style-name="P1" xml:id="id9" draw:id="id9" draw:layer="layout" svg:width="5.6cm" svg:height="2.6cm" svg:x="13cm" svg:y="1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3" draw:layer="layout" svg:width="4cm" svg:height="1.199cm" svg:x="13.4cm" svg:y="11.601cm">
          <draw:text-box>
            <text:p text:style-name="P2"><text:span text:style-name="T1">Simulation </text:span></text:p>
            <text:p text:style-name="P2"><text:span text:style-name="T1">Order Manager</text:span></text:p>
          </draw:text-box>
        </draw:frame>
        <draw:connector draw:style-name="gr4" draw:text-style-name="P4" draw:layer="layout" svg:x1="12cm" svg:y1="9cm" svg:x2="13cm" svg:y2="12.3cm" draw:start-shape="id8" draw:start-glue-point="2" draw:end-shape="id9" draw:end-glue-point="3" svg:d="M12000 9000v3300h1000" svg:viewBox="0 0 1001 3301">
          <text:p/>
        </draw:connector>
        <draw:frame draw:style-name="gr2" draw:text-style-name="P5" draw:layer="layout" svg:width="2.6cm" svg:height="0.725cm" svg:x="12cm" svg:y="9.4cm">
          <draw:text-box>
            <text:p><text:span text:style-name="T1">Orders</text:span></text:p>
          </draw:text-box>
        </draw:frame>
        <draw:connector draw:style-name="gr4" draw:text-style-name="P4" draw:layer="layout" svg:x1="12cm" svg:y1="4.6cm" svg:x2="12cm" svg:y2="6.4cm" draw:start-shape="id10" draw:start-glue-point="7" draw:end-shape="id8" svg:d="M12000 4600v1800" svg:viewBox="0 0 1 1801">
          <text:p/>
        </draw:connector>
        <draw:connector draw:style-name="gr4" draw:text-style-name="P4" draw:layer="layout" draw:line-skew="-2.401cm" svg:x1="12cm" svg:y1="4.6cm" svg:x2="18.6cm" svg:y2="12.3cm" draw:start-shape="id10" draw:start-glue-point="7" draw:end-shape="id9" draw:end-glue-point="1" svg:d="M12000 4600v800h7102v6900h-502" svg:viewBox="0 0 7103 7701">
          <text:p/>
        </draw:connector>
        <draw:frame draw:style-name="gr5" draw:text-style-name="P3" draw:layer="layout" svg:width="6.2cm" svg:height="0.725cm" svg:x="12.8cm" svg:y="4.675cm">
          <draw:text-box>
            <text:p text:style-name="P2"><text:span text:style-name="T1">Market Data (books, trades)</text:span></text:p>
          </draw:text-box>
        </draw:frame>
        <draw:connector draw:style-name="gr4" draw:text-style-name="P4" draw:layer="layout" svg:x1="15.8cm" svg:y1="11cm" svg:x2="14.8cm" svg:y2="7.7cm" draw:start-shape="id9" draw:start-glue-point="0" draw:end-shape="id8" draw:end-glue-point="1" svg:d="M15800 11000v-3300h-1000" svg:viewBox="0 0 1001 3301">
          <text:p/>
        </draw:connector>
        <draw:frame draw:style-name="gr6" draw:text-style-name="P3" draw:layer="layout" svg:width="2.8cm" svg:height="1.199cm" svg:x="16cm" svg:y="9cm">
          <draw:text-box>
            <text:p text:style-name="P2"><text:span text:style-name="T1">Paper Fills</text:span></text:p>
          </draw:text-box>
        </draw:frame>
        <draw:frame draw:style-name="gr2" draw:text-style-name="P7" draw:layer="layout" svg:width="6.6cm" svg:height="0.962cm" svg:x="12.2cm" svg:y="1cm">
          <draw:text-box>
            <text:p text:style-name="P6"><text:span text:style-name="T2">Simulation Trading</text:span></text:p>
          </draw:text-box>
        </draw:frame>
        <presentation:notes draw:style-name="dp2">
          <draw:page-thumbnail draw:style-name="gr7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2-09T10:47:26.788656650</meta:creation-date>
    <dc:date>2020-12-09T10:59:19.323367981</dc:date>
    <meta:editing-duration>PT32S</meta:editing-duration>
    <meta:editing-cycles>1</meta:editing-cycles>
    <meta:document-statistic meta:object-count="74"/>
    <meta:generator>LibreOffice/6.0.7.3$Linux_X86_64 LibreOffice_project/00m0$Build-3</meta:generator>
  </office:meta>
</office:document-meta>
</file>